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é-proposta</text:p>
      <text:p text:style-name="Standard"/>
      <text:p text:style-name="Standard">Estudo de Caso: Portal da Transparência – Governo do Estado do Ceará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ís Teixeira</meta:initial-creator>
    <meta:creation-date>2011-02-17T15:33:59.26</meta:creation-date>
    <dc:date>2011-02-17T15:36:57.34</dc:date>
    <dc:creator>Luís Teixeira</dc:creator>
    <meta:editing-duration>PT00H02M58S</meta:editing-duration>
    <meta:editing-cycles>3</meta:editing-cycles>
    <meta:generator>BrOffice.org/3.2$Win32 OpenOffice.org_project/320m18$Build-9502</meta:generator>
    <meta:document-statistic meta:table-count="0" meta:image-count="0" meta:object-count="0" meta:page-count="1" meta:paragraph-count="2" meta:word-count="13" meta:character-count="80"/>
  </office:meta>
</office:document-meta>
</file>